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_20_Science_20_Projects_20_Challeng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cience Projects Challeng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usiness Understanding</text:p>
          </table:table-cell>
          <table:table-cell table:style-name="ce1" office:value-type="string" calcext:value-type="string">
            <text:p>Data Acquisition and Exploration</text:p>
          </table:table-cell>
          <table:table-cell table:style-name="ce1" office:value-type="string" calcext:value-type="string">
            <text:p>Model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Deployment</text:p>
          </table:table-cell>
          <table:table-cell table:style-name="ce1" office:value-type="string" calcext:value-type="string">
            <text:p>Monitoring</text:p>
          </table:table-cell>
          <table:table-cell table:style-name="ce1" office:value-type="string" calcext:value-type="string">
            <text:p>Which of the following problems impacted the Data Science projects you have taken part in the most?</text:p>
          </table:table-cell>
          <table:table-cell table:style-name="ce1" office:value-type="string" calcext:value-type="string">
            <text:p>How common are project delays?</text:p>
          </table:table-cell>
          <table:table-cell table:style-name="ce1" office:value-type="string" calcext:value-type="string">
            <text:p>Which methodology do you or your team use in Data Science projects?</text:p>
          </table:table-cell>
          <table:table-cell table:style-name="ce1" office:value-type="string" calcext:value-type="string">
            <text:p>What is your profession?</text:p>
          </table:table-cell>
          <table:table-cell table:style-name="ce1" office:value-type="string" calcext:value-type="string">
            <text:p>Submitted At</text:p>
          </table:table-cell>
          <table:table-cell table:style-name="ce1" office:value-type="string" calcext:value-type="string">
            <text:p>Token</text:p>
          </table:table-cell>
          <table:table-cell table:style-name="ce1" table:number-columns-repeated="26"/>
          <table:table-cell table:number-columns-repeated="98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quent delays, Late/low engagement of stakeholders, Poor communicat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02:37:00" calcext:value-type="date">
            <text:p>3/12/2020 2:37:00</text:p>
          </table:table-cell>
          <table:table-cell table:style-name="ce2" office:value-type="string" calcext:value-type="string">
            <text:p>89wqus8i3nwbf1e1189wqugbf104wtzp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ll-defined problem or business objectives, Frequent delays, 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3-12T14:44:27" calcext:value-type="date">
            <text:p>3/12/2020 14:44:27</text:p>
          </table:table-cell>
          <table:table-cell table:style-name="ce2" office:value-type="string" calcext:value-type="string">
            <text:p>6411j50ys0vx1vnyb46411j50smzlpsq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effective coordination between teams, Late/low engagement of stakeholders, 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4:46:28" calcext:value-type="date">
            <text:p>3/12/2020 14:46:28</text:p>
          </table:table-cell>
          <table:table-cell table:style-name="ce2" office:value-type="string" calcext:value-type="string">
            <text:p>79ciu5cnnvnzrig5l0l79cufs1sdou4w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te/low engagement of stakeholders, Ill-defined problem or business objectiv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3-12T14:48:43" calcext:value-type="date">
            <text:p>3/12/2020 14:48:43</text:p>
          </table:table-cell>
          <table:table-cell table:style-name="ce2" office:value-type="string" calcext:value-type="string">
            <text:p>gixm8nk1y4b001rcugixkuu41dux0cii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5:30:12" calcext:value-type="date">
            <text:p>3/12/2020 15:30:12</text:p>
          </table:table-cell>
          <table:table-cell table:style-name="ce2" office:value-type="string" calcext:value-type="string">
            <text:p>f8wwy2mqj7e1f0f8ww2sw1fadol6hish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te/low engagement of stakeholders, Poor communication, 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5:35:04" calcext:value-type="date">
            <text:p>3/12/2020 15:35:04</text:p>
          </table:table-cell>
          <table:table-cell table:style-name="ce2" office:value-type="string" calcext:value-type="string">
            <text:p>ubw1xplpp2mhmgnzbenyq4ubw1xpjqv3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te/low engagement of stakeholders, Ill-defined problem or business objectives, Infrastructur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5:35:11" calcext:value-type="date">
            <text:p>3/12/2020 15:35:11</text:p>
          </table:table-cell>
          <table:table-cell table:style-name="ce2" office:value-type="string" calcext:value-type="string">
            <text:p>yqlrbjv7eq4ivoffyqlrba7ttx4lvh6r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ll-defined problem or business objectives, Late/low engagement of stakeholders, Frequent delay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5:36:20" calcext:value-type="date">
            <text:p>3/12/2020 15:36:20</text:p>
          </table:table-cell>
          <table:table-cell table:style-name="ce2" office:value-type="string" calcext:value-type="string">
            <text:p>vrwlvt0006ic3x8ntmvrwl4iddkss92h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or communication, Ill-defined problem or business objectives, Frequent delay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3-12T15:37:44" calcext:value-type="date">
            <text:p>3/12/2020 15:37:44</text:p>
          </table:table-cell>
          <table:table-cell table:style-name="ce2" office:value-type="string" calcext:value-type="string">
            <text:p>wxhjaiec8ytvzj32wxhjaiovr70f6rhi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effective coordination between teams, Late/low engagement of stakeholders, Ill-defined problem or business objectiv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2T16:12:53" calcext:value-type="date">
            <text:p>3/12/2020 16:12:53</text:p>
          </table:table-cell>
          <table:table-cell table:style-name="ce2" office:value-type="string" calcext:value-type="string">
            <text:p>vlsj0nsnp6y7zxuh7mp6vlsj0nsnme86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ll-defined problem or business objectives, Late/low engagement of stakeholders, Ineffective coordination between team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3-13T00:57:10" calcext:value-type="date">
            <text:p>3/13/2020 0:57:10</text:p>
          </table:table-cell>
          <table:table-cell table:style-name="ce2" office:value-type="string" calcext:value-type="string">
            <text:p>qkb71hfvdshzqkb7f7mokijdg0hiko9v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or communication, Ineffective coordination between team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4-02T03:39:58" calcext:value-type="date">
            <text:p>4/2/2020 3:39:58</text:p>
          </table:table-cell>
          <table:table-cell table:style-name="ce2" office:value-type="string" calcext:value-type="string">
            <text:p>lqyptzvzu73qpfdlqysnimm5swcjxmvl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09T19:13:09" calcext:value-type="date">
            <text:p>4/9/2020 19:13:09</text:p>
          </table:table-cell>
          <table:table-cell table:style-name="ce2" office:value-type="string" calcext:value-type="string">
            <text:p>ogodb0fur9qurjhez7dn009ogodb0fur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ll-defined problem or business objectives, Poor communication, 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09T20:36:32" calcext:value-type="date">
            <text:p>4/9/2020 20:36:32</text:p>
          </table:table-cell>
          <table:table-cell table:style-name="ce2" office:value-type="string" calcext:value-type="string">
            <text:p>v9014ue2bxmb2oagmv901ssw24plgyus</text:p>
          </table:table-cell>
          <table:table-cell table:number-columns-repeated="1012"/>
        </table:table-row>
        <table:table-row table:style-name="ro1"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requent delay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4-10T00:12:53" calcext:value-type="date">
            <text:p>4/10/2020 0:12:53</text:p>
          </table:table-cell>
          <table:table-cell table:style-name="ce2" office:value-type="string" calcext:value-type="string">
            <text:p>b2vzeqs4nm1xh36fb2vza80ye2s8e6gj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0T00:43:03" calcext:value-type="date">
            <text:p>4/10/2020 0:43:03</text:p>
          </table:table-cell>
          <table:table-cell table:style-name="ce2" office:value-type="string" calcext:value-type="string">
            <text:p>5jiv4bidrcbpjxjv5jiv4b3e1aglfkye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effective coordination between teams, Late/low engagement of stakeholders, Poor communicat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0T01:41:41" calcext:value-type="date">
            <text:p>4/10/2020 1:41:41</text:p>
          </table:table-cell>
          <table:table-cell table:style-name="ce2" office:value-type="string" calcext:value-type="string">
            <text:p>9dlrmba78yl1v979dlre0o41iucbthab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10T01:43:25" calcext:value-type="date">
            <text:p>4/10/2020 1:43:25</text:p>
          </table:table-cell>
          <table:table-cell table:style-name="ce2" office:value-type="string" calcext:value-type="string">
            <text:p>ry6bq9a0v676x46rlalyry6bq9abyo3y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effective coordination between team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4-10T12:05:33" calcext:value-type="date">
            <text:p>4/10/2020 12:05:33</text:p>
          </table:table-cell>
          <table:table-cell table:style-name="ce2" office:value-type="string" calcext:value-type="string">
            <text:p>uplzhi096iq365gvuplzhiep5gjg5wl5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quent delays, Ineffective coordination between teams, 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3T18:39:32" calcext:value-type="date">
            <text:p>4/13/2020 18:39:32</text:p>
          </table:table-cell>
          <table:table-cell table:style-name="ce2" office:value-type="string" calcext:value-type="string">
            <text:p>3rwou9bvxpj4s1w33rwyozzv7lp9bktk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ll-defined problem or business objectives, Frequent delays, Poor communicat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7T16:03:45" calcext:value-type="date">
            <text:p>4/17/2020 16:03:45</text:p>
          </table:table-cell>
          <table:table-cell table:style-name="ce2" office:value-type="string" calcext:value-type="string">
            <text:p>m2qvtg0z9u7qo7m2qvviyg93vdtcu668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or communication, Late/low engagement of stakeholder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7T17:07:56" calcext:value-type="date">
            <text:p>4/17/2020 17:07:56</text:p>
          </table:table-cell>
          <table:table-cell table:style-name="ce2" office:value-type="string" calcext:value-type="string">
            <text:p>sg4x1ze4jhpawe46tviyar3sg4x1ze4c</text:p>
          </table:table-cell>
          <table:table-cell table:number-columns-repeated="1012"/>
        </table:table-row>
        <table:table-row table:style-name="ro1">
          <table:table-cell table:number-columns-repeated="6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effective coordination between team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7T17:09:10" calcext:value-type="date">
            <text:p>4/17/2020 17:09:10</text:p>
          </table:table-cell>
          <table:table-cell table:style-name="ce2" office:value-type="string" calcext:value-type="string">
            <text:p>9sq41oaetlgjsl4x63vbi8o9sq41oitz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effective coordination between teams, Late/low engagement of stakeholders, Ill-defined problem or business objectiv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7T18:12:59" calcext:value-type="date">
            <text:p>4/17/2020 18:12:59</text:p>
          </table:table-cell>
          <table:table-cell table:style-name="ce2" office:value-type="string" calcext:value-type="string">
            <text:p>9ziv0toxucra0yieq9ziv0dgtilq1jiu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, Late/low engagement of stakehold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17T19:19:42" calcext:value-type="date">
            <text:p>4/17/2020 19:19:42</text:p>
          </table:table-cell>
          <table:table-cell table:style-name="ce2" office:value-type="string" calcext:value-type="string">
            <text:p>n8ehc7ncoafjan8eh4ai9nkltxqgqbuj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, Ineffective coordination between team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4-17T20:07:05" calcext:value-type="date">
            <text:p>4/17/2020 20:07:05</text:p>
          </table:table-cell>
          <table:table-cell table:style-name="ce2" office:value-type="string" calcext:value-type="string">
            <text:p>88vlhtg3msfly917288vlj7u6z07nwey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ll-defined problem or business objectives, Late/low engagement of stakeholders, Poor communicatio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17T20:22:41" calcext:value-type="date">
            <text:p>4/17/2020 20:22:41</text:p>
          </table:table-cell>
          <table:table-cell table:style-name="ce2" office:value-type="string" calcext:value-type="string">
            <text:p>mym98e5mp2fskir6bnmym98e2efl6k9k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l-defined problem or business objectives, Poor communication, 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17T20:37:59" calcext:value-type="date">
            <text:p>4/17/2020 20:37:59</text:p>
          </table:table-cell>
          <table:table-cell table:style-name="ce2" office:value-type="string" calcext:value-type="string">
            <text:p>29j3zmdjtn978wu29j3qnqp7ls6ophy6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20T20:12:59" calcext:value-type="date">
            <text:p>4/20/2020 20:12:59</text:p>
          </table:table-cell>
          <table:table-cell table:style-name="ce2" office:value-type="string" calcext:value-type="string">
            <text:p>u9hy8ra7zm7zr3enrp01u9hy8rs1y58v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or communication, Ill-defined problem or business objectives, 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22T18:07:39" calcext:value-type="date">
            <text:p>4/22/2020 18:07:39</text:p>
          </table:table-cell>
          <table:table-cell table:style-name="ce2" office:value-type="string" calcext:value-type="string">
            <text:p>k60zc8or2xhq4k4k60zypgpecyykof7c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te/low engagement of stakeholders, Ineffective coordination between team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uantumBlack One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01:34:24" calcext:value-type="date">
            <text:p>4/30/2020 1:34:24</text:p>
          </table:table-cell>
          <table:table-cell table:style-name="ce2" office:value-type="string" calcext:value-type="string">
            <text:p>5yvwfdr20mznoe5yvwxufr1m6fcg1lev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Vice President</text:p>
          </table:table-cell>
          <table:table-cell table:style-name="ce3" office:value-type="date" office:date-value="2020-04-30T01:46:10" calcext:value-type="date">
            <text:p>4/30/2020 1:46:10</text:p>
          </table:table-cell>
          <table:table-cell table:style-name="ce2" office:value-type="string" calcext:value-type="string">
            <text:p>gkja77g9mcx7yl4ug1pgkjat9equ7ijg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quent delays, Ineffective coordination between teams, Useless data entries made by user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30T01:49:02" calcext:value-type="date">
            <text:p>4/30/2020 1:49:02</text:p>
          </table:table-cell>
          <table:table-cell table:style-name="ce2" office:value-type="string" calcext:value-type="string">
            <text:p>29s5tz2d7rpfr3gg7o7p029s5tz2d732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he options are very biased toward management issues, not data science project itself. None of these apply to me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02:10:35" calcext:value-type="date">
            <text:p>4/30/2020 2:10:35</text:p>
          </table:table-cell>
          <table:table-cell table:style-name="ce2" office:value-type="string" calcext:value-type="string">
            <text:p>o7y6iz6uevyrkirmo7y66jedauy2lzs9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chine Learning Engineer</text:p>
          </table:table-cell>
          <table:table-cell table:style-name="ce3" office:value-type="date" office:date-value="2020-04-30T09:23:44" calcext:value-type="date">
            <text:p>4/30/2020 9:23:44</text:p>
          </table:table-cell>
          <table:table-cell table:style-name="ce2" office:value-type="string" calcext:value-type="string">
            <text:p>dtx8520iywm2bdtxh5rk5bwbha5k4pxk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, Ineffective coordination between team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09:24:02" calcext:value-type="date">
            <text:p>4/30/2020 9:24:02</text:p>
          </table:table-cell>
          <table:table-cell table:style-name="ce2" office:value-type="string" calcext:value-type="string">
            <text:p>lybd499tnqllybdgt8gpy5j7yy3dajis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effective coordination between team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4-30T09:24:42" calcext:value-type="date">
            <text:p>4/30/2020 9:24:42</text:p>
          </table:table-cell>
          <table:table-cell table:style-name="ce2" office:value-type="string" calcext:value-type="string">
            <text:p>7nbqop67kdr4zhfoal7nbassaxlpwqa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effective coordination between teams, Ill-defined problem or business objectives, 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30T09:38:40" calcext:value-type="date">
            <text:p>4/30/2020 9:38:40</text:p>
          </table:table-cell>
          <table:table-cell table:style-name="ce2" office:value-type="string" calcext:value-type="string">
            <text:p>yznby3jan0gnmzqfuuiv6yznby3xgd1v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l-defined problem or business objectives, Ineffective coordination between team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11:45:49" calcext:value-type="date">
            <text:p>4/30/2020 11:45:49</text:p>
          </table:table-cell>
          <table:table-cell table:style-name="ce2" office:value-type="string" calcext:value-type="string">
            <text:p>aqosm521zfa70d8aqovqdwtlmp6rgpw2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4-30T13:55:23" calcext:value-type="date">
            <text:p>4/30/2020 13:55:23</text:p>
          </table:table-cell>
          <table:table-cell table:style-name="ce2" office:value-type="string" calcext:value-type="string">
            <text:p>udd1k69dqe7i3dgewrudd1kxp733ibyw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te/low engagement of stakeholders, Frequent delay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14:17:32" calcext:value-type="date">
            <text:p>4/30/2020 14:17:32</text:p>
          </table:table-cell>
          <table:table-cell table:style-name="ce2" office:value-type="string" calcext:value-type="string">
            <text:p>amoy7c278b4uvjlq2oqrvamoy3nmimv5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4-30T14:42:51" calcext:value-type="date">
            <text:p>4/30/2020 14:42:51</text:p>
          </table:table-cell>
          <table:table-cell table:style-name="ce2" office:value-type="string" calcext:value-type="string">
            <text:p>nk4n2dvmhtg5ay3nk4n26g3l8h8m2rc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he amount of dat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2T13:28:56" calcext:value-type="date">
            <text:p>5/2/2020 13:28:56</text:p>
          </table:table-cell>
          <table:table-cell table:style-name="ce2" office:value-type="string" calcext:value-type="string">
            <text:p>jf0kuzhfwph9apa7gjfa4mnrzbv7lglc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effective coordination between teams, Late/low engagement of stakeholder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3T19:35:05" calcext:value-type="date">
            <text:p>5/3/2020 19:35:05</text:p>
          </table:table-cell>
          <table:table-cell table:style-name="ce2" office:value-type="string" calcext:value-type="string">
            <text:p>jqst1le86s0sysczibjqst1le838v2v8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3:04:04" calcext:value-type="date">
            <text:p>5/4/2020 13:04:04</text:p>
          </table:table-cell>
          <table:table-cell table:style-name="ce2" office:value-type="string" calcext:value-type="string">
            <text:p>ir02zff48pna8uuhir02zfp0t3hia1qf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te/low engagement of stakeholders, Ill-defined problem or business objectiv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4T17:39:54" calcext:value-type="date">
            <text:p>5/4/2020 17:39:54</text:p>
          </table:table-cell>
          <table:table-cell table:style-name="ce2" office:value-type="string" calcext:value-type="string">
            <text:p>4uud5vjjmfl7gcgla7p1e4uud5vjrtso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7:40:05" calcext:value-type="date">
            <text:p>5/4/2020 17:40:05</text:p>
          </table:table-cell>
          <table:table-cell table:style-name="ce2" office:value-type="string" calcext:value-type="string">
            <text:p>p9k9cf1dlslgcx9hp9k91oftoag37zzp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7:40:07" calcext:value-type="date">
            <text:p>5/4/2020 17:40:07</text:p>
          </table:table-cell>
          <table:table-cell table:style-name="ce2" office:value-type="string" calcext:value-type="string">
            <text:p>21pi23qrywsn7z4v421pi23rm0ixevj3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effective coordination between teams, Late/low engagement of stakehold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7:42:12" calcext:value-type="date">
            <text:p>5/4/2020 17:42:12</text:p>
          </table:table-cell>
          <table:table-cell table:style-name="ce2" office:value-type="string" calcext:value-type="string">
            <text:p>w2khlpbinmhmpssfgucw2khl1ufoeywz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or communic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4T17:43:23" calcext:value-type="date">
            <text:p>5/4/2020 17:43:23</text:p>
          </table:table-cell>
          <table:table-cell table:style-name="ce2" office:value-type="string" calcext:value-type="string">
            <text:p>3v5k424r7s90eifsj3v5k42jinww3a0d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te/low engagement of stakeholders, Ill-defined problem or business objectives, Ineffective coordination between team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7:44:15" calcext:value-type="date">
            <text:p>5/4/2020 17:44:15</text:p>
          </table:table-cell>
          <table:table-cell table:style-name="ce2" office:value-type="string" calcext:value-type="string">
            <text:p>bmux0fmjq6uev7ig43bmux0fbo3e7gb6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, Ill-defined problem or business objectiv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5-04T17:45:09" calcext:value-type="date">
            <text:p>5/4/2020 17:45:09</text:p>
          </table:table-cell>
          <table:table-cell table:style-name="ce2" office:value-type="string" calcext:value-type="string">
            <text:p>9g7qc2qiy0jyxdyblm9g7qce3uocgq27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7:49:55" calcext:value-type="date">
            <text:p>5/4/2020 17:49:55</text:p>
          </table:table-cell>
          <table:table-cell table:style-name="ce2" office:value-type="string" calcext:value-type="string">
            <text:p>6fho98cn3r973soxjh4ylc86fho98cmh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or communication, Ill-defined problem or business objectives, 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5-04T18:05:41" calcext:value-type="date">
            <text:p>5/4/2020 18:05:41</text:p>
          </table:table-cell>
          <table:table-cell table:style-name="ce2" office:value-type="string" calcext:value-type="string">
            <text:p>soorj6eivoshhbw3soorjcverqt8zdnn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9:16:50" calcext:value-type="date">
            <text:p>5/4/2020 19:16:50</text:p>
          </table:table-cell>
          <table:table-cell table:style-name="ce2" office:value-type="string" calcext:value-type="string">
            <text:p>xgggj42unh7yw3nh590khxgggjmdsx2d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ll-defined problem or business objectives, Poor communicatio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4T19:20:54" calcext:value-type="date">
            <text:p>5/4/2020 19:20:54</text:p>
          </table:table-cell>
          <table:table-cell table:style-name="ce2" office:value-type="string" calcext:value-type="string">
            <text:p>p35nxnsgs6wcsp35nxfwkaxmv83sh8jo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effective coordination between teams, Late/low engagement of stakeholders, 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4T20:21:19" calcext:value-type="date">
            <text:p>5/4/2020 20:21:19</text:p>
          </table:table-cell>
          <table:table-cell table:style-name="ce2" office:value-type="string" calcext:value-type="string">
            <text:p>wd78o6d310cba5ahxv6iuwd78oeakbs8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ll-defined problem or business objectives, Poor communication, Frequent delay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32:53" calcext:value-type="date">
            <text:p>5/5/2020 16:32:53</text:p>
          </table:table-cell>
          <table:table-cell table:style-name="ce2" office:value-type="string" calcext:value-type="string">
            <text:p>9e44q0j1uh8tvz6lw39e44yrq9g82l0s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te/low engagement of stakeholders, Frequent delays, Ill-defined problem or business objectiv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5T16:33:59" calcext:value-type="date">
            <text:p>5/5/2020 16:33:59</text:p>
          </table:table-cell>
          <table:table-cell table:style-name="ce2" office:value-type="string" calcext:value-type="string">
            <text:p>in2nwlq7wx0i0ummmin2nwf472eevbjl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, Ineffective coordination between teams, 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34:53" calcext:value-type="date">
            <text:p>5/5/2020 16:34:53</text:p>
          </table:table-cell>
          <table:table-cell table:style-name="ce2" office:value-type="string" calcext:value-type="string">
            <text:p>z5eyoveaj2kwdqeu6id9z5eyov2hht7t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or communication, Ill-defined problem or business objectives, Frequent delay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36:20" calcext:value-type="date">
            <text:p>5/5/2020 16:36:20</text:p>
          </table:table-cell>
          <table:table-cell table:style-name="ce2" office:value-type="string" calcext:value-type="string">
            <text:p>6scoeq50eqs58lrtzlmx4s86scoeqkx0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or communication, Late/low engagement of stakeholders, Ill-defined problem or business objectiv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5T16:36:38" calcext:value-type="date">
            <text:p>5/5/2020 16:36:38</text:p>
          </table:table-cell>
          <table:table-cell table:style-name="ce2" office:value-type="string" calcext:value-type="string">
            <text:p>053dd1102vrze7x1hh053ddlb8pm412q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effective coordination between teams, Ill-defined problem or business objectiv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39:32" calcext:value-type="date">
            <text:p>5/5/2020 16:39:32</text:p>
          </table:table-cell>
          <table:table-cell table:style-name="ce2" office:value-type="string" calcext:value-type="string">
            <text:p>q7x4jip0rfvr227d53q7x4jipj0ipq5y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l-defined problem or business objectives, Poor communication, Frequent delay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43:55" calcext:value-type="date">
            <text:p>5/5/2020 16:43:55</text:p>
          </table:table-cell>
          <table:table-cell table:style-name="ce2" office:value-type="string" calcext:value-type="string">
            <text:p>terck3y7uee642pc3og39u4terck3y74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or communication, Ineffective coordination between teams, Frequent delay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46:58" calcext:value-type="date">
            <text:p>5/5/2020 16:46:58</text:p>
          </table:table-cell>
          <table:table-cell table:style-name="ce2" office:value-type="string" calcext:value-type="string">
            <text:p>gh8nv3752aqb8h2gh8nv371z1ta87cpv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l-defined problem or business objectives, Frequent delays, Poor communicat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49:42" calcext:value-type="date">
            <text:p>5/5/2020 16:49:42</text:p>
          </table:table-cell>
          <table:table-cell table:style-name="ce2" office:value-type="string" calcext:value-type="string">
            <text:p>hsjba1bvk286ekku4hsjbintv6vme7bz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6:50:09" calcext:value-type="date">
            <text:p>5/5/2020 16:50:09</text:p>
          </table:table-cell>
          <table:table-cell table:style-name="ce2" office:value-type="string" calcext:value-type="string">
            <text:p>jdsitseu485n3dnyjds0ro33vbhpfi2a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5-05T16:59:15" calcext:value-type="date">
            <text:p>5/5/2020 16:59:15</text:p>
          </table:table-cell>
          <table:table-cell table:style-name="ce2" office:value-type="string" calcext:value-type="string">
            <text:p>69nreycpdqakr7jc169nr9nv5zxhg712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7:01:39" calcext:value-type="date">
            <text:p>5/5/2020 17:01:39</text:p>
          </table:table-cell>
          <table:table-cell table:style-name="ce2" office:value-type="string" calcext:value-type="string">
            <text:p>60sjvl2r02qqw1860sjv7t9nh9sh61z8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, Poor communicat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chine Learning Engineer</text:p>
          </table:table-cell>
          <table:table-cell table:style-name="ce3" office:value-type="date" office:date-value="2020-05-05T17:06:30" calcext:value-type="date">
            <text:p>5/5/2020 17:06:30</text:p>
          </table:table-cell>
          <table:table-cell table:style-name="ce2" office:value-type="string" calcext:value-type="string">
            <text:p>6gpib8n1qayrhwl9wucb7a6gpib8nqy4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7:14:47" calcext:value-type="date">
            <text:p>5/5/2020 17:14:47</text:p>
          </table:table-cell>
          <table:table-cell table:style-name="ce2" office:value-type="string" calcext:value-type="string">
            <text:p>cvjrqvispbovorcvjrqcl2qwnnfixiai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5-05T17:41:22" calcext:value-type="date">
            <text:p>5/5/2020 17:41:22</text:p>
          </table:table-cell>
          <table:table-cell table:style-name="ce2" office:value-type="string" calcext:value-type="string">
            <text:p>mn2qrmedzyf3tmhmn2qou4r2a8u59o84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or communication, Ineffective coordination between teams, Ill-defined problem or business objectiv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8:02:22" calcext:value-type="date">
            <text:p>5/5/2020 18:02:22</text:p>
          </table:table-cell>
          <table:table-cell table:style-name="ce2" office:value-type="string" calcext:value-type="string">
            <text:p>58ywgmqnsloainkst258ywgmqlfa6d2l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e/low engagement of stakeholders, Ill-defined problem or business objectives, Ineffective coordination between team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8:09:11" calcext:value-type="date">
            <text:p>5/5/2020 18:09:11</text:p>
          </table:table-cell>
          <table:table-cell table:style-name="ce2" office:value-type="string" calcext:value-type="string">
            <text:p>vv49ovnozm77o9ajfjpvv49odi35ml3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18:09:52" calcext:value-type="date">
            <text:p>5/5/2020 18:09:52</text:p>
          </table:table-cell>
          <table:table-cell table:style-name="ce2" office:value-type="string" calcext:value-type="string">
            <text:p>fbtlmzwgo1e3x9hx4fbtlmzqahc85gap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5T18:26:09" calcext:value-type="date">
            <text:p>5/5/2020 18:26:09</text:p>
          </table:table-cell>
          <table:table-cell table:style-name="ce2" office:value-type="string" calcext:value-type="string">
            <text:p>7k3qv1ft1upqzh4a6gcgjv7k3qv1fsu9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te/low engagement of stakeholder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Engineer</text:p>
          </table:table-cell>
          <table:table-cell table:style-name="ce3" office:value-type="date" office:date-value="2020-05-05T19:31:53" calcext:value-type="date">
            <text:p>5/5/2020 19:31:53</text:p>
          </table:table-cell>
          <table:table-cell table:style-name="ce2" office:value-type="string" calcext:value-type="string">
            <text:p>6w4wy6drnozh8p476493d6w4wynjm427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effective coordination between teams, 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20:10:51" calcext:value-type="date">
            <text:p>5/5/2020 20:10:51</text:p>
          </table:table-cell>
          <table:table-cell table:style-name="ce2" office:value-type="string" calcext:value-type="string">
            <text:p>9ji1ldjv48k75tkc4l9ji1lhb345vd1o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effective coordination between teams, Ill-defined problem or business objectiv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5T20:55:42" calcext:value-type="date">
            <text:p>5/5/2020 20:55:42</text:p>
          </table:table-cell>
          <table:table-cell table:style-name="ce2" office:value-type="string" calcext:value-type="string">
            <text:p>cn6x5cs5nmtuorbcn6x5m01wut4wnrdt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effective coordination between teams, Ill-defined problem or business objectives, Late/low engagement of stakeholder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rum</text:p>
          </table:table-cell>
          <table:table-cell table:style-name="ce2" office:value-type="string" calcext:value-type="string">
            <text:p>Data Scientist</text:p>
          </table:table-cell>
          <table:table-cell table:style-name="ce3" office:value-type="date" office:date-value="2020-05-05T21:19:11" calcext:value-type="date">
            <text:p>5/5/2020 21:19:11</text:p>
          </table:table-cell>
          <table:table-cell table:style-name="ce2" office:value-type="string" calcext:value-type="string">
            <text:p>oecch120398ic5y85oeccohlnvq6uolu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ll-defined problem or business objectiv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nban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6T17:32:34" calcext:value-type="date">
            <text:p>5/6/2020 17:32:34</text:p>
          </table:table-cell>
          <table:table-cell table:style-name="ce2" office:value-type="string" calcext:value-type="string">
            <text:p>tv9x7wo3b93yunqzcl2zpc9tv9x7wo6m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or communication, Ill-defined problem or business objectives, Ineffective coordination between team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icrosoft TDSP</text:p>
          </table:table-cell>
          <table:table-cell table:style-name="ce2" office:value-type="string" calcext:value-type="string">
            <text:p>Data Analyst</text:p>
          </table:table-cell>
          <table:table-cell table:style-name="ce3" office:value-type="date" office:date-value="2020-05-07T05:53:35" calcext:value-type="date">
            <text:p>5/7/2020 5:53:35</text:p>
          </table:table-cell>
          <table:table-cell table:style-name="ce2" office:value-type="string" calcext:value-type="string">
            <text:p>f8swqbftha4oeor7cf8swqtuazpzxedz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l-defined problem or business objectives, Poor communication, Late/low engagement of stakeholder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RISP-DM</text:p>
          </table:table-cell>
          <table:table-cell table:style-name="ce2" office:value-type="string" calcext:value-type="string">
            <text:p>Manager</text:p>
          </table:table-cell>
          <table:table-cell table:style-name="ce3" office:value-type="date" office:date-value="2020-05-08T02:58:06" calcext:value-type="date">
            <text:p>5/8/2020 2:58:06</text:p>
          </table:table-cell>
          <table:table-cell table:style-name="ce2" office:value-type="string" calcext:value-type="string">
            <text:p>orjis2yhe4mg0achyb3ccorjis2yiuye</text:p>
          </table:table-cell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cience_20_Projects_20_Challenge" style:display-name="PageStyle_Data Science Projects Challen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08" meta:object-count="0"/>
    <meta:generator>LibreOffice/6.0.7.3$Linux_X86_64 LibreOffice_project/00m0$Build-3</meta:generator>
  </office:meta>
</office:document-meta>
</file>